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7813in" table:align="left"/>
    </style:style>
    <style:style style:name="Table1.A" style:family="table-column">
      <style:table-column-properties style:column-width="0.7188in"/>
    </style:style>
    <style:style style:name="Table1.B" style:family="table-column">
      <style:table-column-properties style:column-width="1.7188in"/>
    </style:style>
    <style:style style:name="Table1.C" style:family="table-column">
      <style:table-column-properties style:column-width="1.2604in"/>
    </style:style>
    <style:style style:name="Table1.D" style:family="table-column">
      <style:table-column-properties style:column-width="1.6458in"/>
    </style:style>
    <style:style style:name="Table1.E"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end" style:justify-single-word="false"/>
    </style:style>
    <style:style style:name="P4" style:family="paragraph" style:parent-style-name="Heading_20_1">
      <style:paragraph-properties fo:text-align="center" style:justify-single-word="false"/>
    </style:style>
    <style:style style:name="T1" style:family="text">
      <style:text-properties style:font-name="Monospace" style:font-name-asian="Monospace" style:font-name-complex="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McCarthy</text:p>
      <text:p text:style-name="Standard">Silas Rubinson</text:p>
      <text:h text:style-name="P4" text:outline-level="1">Lab 6 Write Up</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Number of CPUs</text:p>
          </table:table-cell>
          <table:table-cell table:style-name="Table1.A1" office:value-type="string">
            <text:p text:style-name="P2">Average Time per Frame over 10 Frames</text:p>
          </table:table-cell>
          <table:table-cell table:style-name="Table1.A1" office:value-type="string">
            <text:p text:style-name="P2">Cycles Per Pixel (First Frame)</text:p>
          </table:table-cell>
          <table:table-cell table:style-name="Table1.A1" office:value-type="string">
            <text:p text:style-name="P2">Cycles Polynomial Evaluation Loop</text:p>
          </table:table-cell>
          <table:table-cell table:style-name="Table1.E1" office:value-type="string">
            <text:p text:style-name="P2">Cycles Fixed Point Operation</text:p>
          </table:table-cell>
        </table:table-row>
        <table:table-row>
          <table:table-cell table:style-name="Table1.A2" office:value-type="string">
            <text:p text:style-name="P3">4</text:p>
          </table:table-cell>
          <table:table-cell table:style-name="Table1.A2" office:value-type="string">
            <text:p text:style-name="P3">33.070479902</text:p>
          </table:table-cell>
          <table:table-cell table:style-name="Table1.A2" office:value-type="string">
            <text:p text:style-name="P3">4205.12897</text:p>
          </table:table-cell>
          <table:table-cell table:style-name="Table1.A2" office:value-type="string">
            <text:p text:style-name="P3">290</text:p>
          </table:table-cell>
          <table:table-cell table:style-name="Table1.E2" office:value-type="string">
            <text:p text:style-name="P3">41.4285</text:p>
          </table:table-cell>
        </table:table-row>
      </table:table>
      <text:p text:style-name="Standard"/>
      <text:p text:style-name="Standard">Measurements were taken from zoom levels 0 to 9 for a total of 10 frames. To get the average time per frame, we took the total cycles per frame over ten frames and averaged them. We then divided the average number of cycles by 100 MHz, giving us the average time in seconds. To get the cycles per pixel, we took the average cycles per frame and divided by the pixels on the frame, 76,800. The cycles per polynomial evaluation loop was found by averaging 10 runs over the loop. We found the cycles per fixed point operations by measuring only the loop which included floats:</text:p>
      <text:p text:style-name="Standard"/>
      <text:p text:style-name="P1"><text:tab/><text:tab/><text:span text:style-name="T1">xtemp = fixedPointMultiply64(x, x) - fixedPointMultiply64(y, y) + x0;</text:span></text:p>
      <text:p text:style-name="P1"><text:tab/><text:tab/>y = fixedPointMultiply64(fixedPointMultiply64(FP2, x), y) + y0;</text:p>
      <text:p text:style-name="Standard"/>
      <text:p text:style-name="Standard">Since there are 7 fixed point operations in this loop, we divided the total measurement by 7, giving us the cycles per fixed point operation.</text:p>
      <text:p text:style-name="Standard"><text:line-break/>**Note: If the image has a few rows that appear offset, reset the board a few times. We have no idea what causes this, but this solve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5-05T15:29:08</meta:creation-date>
    <dc:date>2014-05-05T16:09:01</dc:date>
    <dc:creator>JOHN III</dc:creator>
    <meta:editing-duration>PT11M9S</meta:editing-duration>
    <meta:editing-cycles>4</meta:editing-cycles>
    <meta:generator>LibreOffice/3.5$Linux_x86 LibreOffice_project/350m1$Build-2</meta:generator>
    <meta:document-statistic meta:table-count="1" meta:image-count="0" meta:object-count="0" meta:page-count="1" meta:paragraph-count="18" meta:word-count="211" meta:character-count="1205" meta:non-whitespace-character-count="1007"/>
  </office:meta>
</office:document-meta>
</file>